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721</text:p>
          </table:table-cell>
          <table:table-cell table:style-name="ce1" office:value-type="string">
            <text:p>公文・２歳からの平仮名</text:p>
            <text:p>仕上げの単語書き取り演習～。語彙もどんどん増やしていこう！</text:p>
          </table:table-cell>
          <table:table-cell table:style-name="ce1" office:value-type="string">
            <text:p>将棋タウン「将棋幼稚園」将棋入門</text:p>
            <text:p>駒を取る・打つ・打った駒の成り</text:p>
          </table:table-cell>
          <table:table-cell table:style-name="ce1" office:value-type="string">
            <text:p>サイト「ゼロから始める将棋研究所」</text:p>
            <text:p>図で確認！表の「生駒」と裏の「成駒」。</text:p>
          </table:table-cell>
          <table:table-cell table:style-name="ce1" office:value-type="string">
            <text:p>練習局面課題演習　金沢将棋２００８　初心者　弱い　１周目　第１問</text:p>
            <text:p>０．０００８２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722</text:p>
          </table:table-cell>
          <table:table-cell table:style-name="ce1" office:value-type="string">
            <text:p>公文・２歳からの数字</text:p>
            <text:p>１～５のまとめの練習～。数字だけの抽象的な練習。これに慣れる事が高度な学問への入り口かもしれませんね。</text:p>
          </table:table-cell>
          <table:table-cell table:style-name="ce1" office:value-type="string">
            <text:p>将棋タウン「将棋幼稚園」将棋入門</text:p>
            <text:p>勝敗の決め方</text:p>
          </table:table-cell>
          <table:table-cell table:style-name="ce1" office:value-type="string">
            <text:p>サイト「ゼロから始める将棋研究所」</text:p>
            <text:p>最初は全部表の状態で対局が始まる。そして条件を満たした駒は裏返すことが出来る。裏の成駒は動ける範囲が広くなりパワーアップするので駒を成れば成るほど対局が有利になる。</text:p>
          </table:table-cell>
          <table:table-cell table:style-name="ce1" office:value-type="string">
            <text:p>練習局面課題演習　激指１５　指導対局　渡部愛　５級　１周目　第１問</text:p>
            <text:p>０．０００８３％　－４０３９　５７級　たまご</text:p>
            <text:p>達成率アップ！</text:p>
            <text:p>駒を成る、という講義の導入が結構長かったですね。駒の動き方の次に覚えたいルール、「成り」についてしっかり勉強していきましょう。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723</text:p>
          </table:table-cell>
          <table:table-cell office:value-type="string">
            <text:p>公文・２歳からの数字</text:p>
            <text:p>数字と半具体物の個数を対応付ける線引き問題。ここで数量感覚が養われるわけだ。</text:p>
          </table:table-cell>
          <table:table-cell office:value-type="string">
            <text:p>将棋タウン「将棋幼稚園」将棋入門</text:p>
            <text:p>王手とその防ぎ</text:p>
          </table:table-cell>
          <table:table-cell office:value-type="string">
            <text:p>サイト「ゼロから始める将棋研究所」</text:p>
            <text:p>玉将と金将の裏には何も書いていないので成駒は無い。</text:p>
          </table:table-cell>
          <table:table-cell office:value-type="string">
            <text:p>練習局面課題演習　金沢将棋２００８　初心者　普通　１周目　第１問</text:p>
            <text:p>０．０００８３％　－４０３９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 table:number-rows-repeated="4">
          <table:table-cell table:style-name="ce1" table:number-columns-repeated="24"/>
          <table:table-cell table:number-columns-repeated="1000"/>
        </table:table-row>
        <table:table-row table:style-name="ro5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 table:number-columns-repeated="24"/>
          <table:table-cell table:number-columns-repeated="1000"/>
        </table:table-row>
        <table:table-row table:style-name="ro5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5" table:number-rows-repeated="2">
          <table:table-cell table:style-name="ce1" table:number-columns-repeated="24"/>
          <table:table-cell table:number-columns-repeated="1000"/>
        </table:table-row>
        <table:table-row table:style-name="ro5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 table:number-columns-repeated="24"/>
          <table:table-cell table:number-columns-repeated="1000"/>
        </table:table-row>
        <table:table-row table:style-name="ro5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5" table:number-rows-repeated="154">
          <table:table-cell table:style-name="ce1" table:number-columns-repeated="24"/>
          <table:table-cell table:number-columns-repeated="1000"/>
        </table:table-row>
        <table:table-row table:style-name="ro5" table:number-rows-repeated="104840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2022/07/21</text:date>, <text:time>03:0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2DT21H13M40S</meta:editing-duration>
    <meta:editing-cycles>201</meta:editing-cycles>
    <meta:generator>OpenOffice/4.1.6$Win32 OpenOffice.org_project/416m1$Build-9790</meta:generator>
    <dc:date>2022-07-21T03:07:31.44</dc:date>
    <meta:document-statistic meta:table-count="1" meta:cell-count="24" meta:object-count="0"/>
    <meta:user-defined meta:name="Info 1"/>
    <meta:user-defined meta:name="Info 2"/>
    <meta:user-defined meta:name="Info 3"/>
    <meta:user-defined meta:name="Info 4"/>
  </office:meta>
</office:document-meta>
</file>